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1000000AF3C0B1AC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4aab" officeooo:paragraph-rsid="001a4aa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283429" officeooo:paragraph-rsid="0028342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abb05" officeooo:paragraph-rsid="002abb0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e324f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officeooo:rsid="002a193e" officeooo:paragraph-rsid="002abb05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officeooo:rsid="001a4aab" officeooo:paragraph-rsid="001bf714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bold" officeooo:rsid="001a4aab" officeooo:paragraph-rsid="0030a2b9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bold" officeooo:rsid="002ae598" officeooo:paragraph-rsid="002ae598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bold" officeooo:rsid="002b3202" officeooo:paragraph-rsid="002b3202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rsid="002c7192" officeooo:paragraph-rsid="002c7192" style:font-weight-asian="bold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bold" officeooo:rsid="001e324f" officeooo:paragraph-rsid="001e324f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bold" officeooo:rsid="0034b0e8" officeooo:paragraph-rsid="0030a2b9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bold" officeooo:rsid="002f60bc" officeooo:paragraph-rsid="0030a2b9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officeooo:rsid="002f8c8e" officeooo:paragraph-rsid="0030a2b9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bold" officeooo:rsid="001bf714" officeooo:paragraph-rsid="00241d14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normal" officeooo:rsid="002c7192" officeooo:paragraph-rsid="002c7192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normal" officeooo:rsid="00241d14" officeooo:paragraph-rsid="0030a2b9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normal" officeooo:rsid="002f8c8e" officeooo:paragraph-rsid="0030a2b9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weight="normal" officeooo:rsid="00333268" officeooo:paragraph-rsid="0030a2b9" style:font-weight-asian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2ae59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f714" style:font-weight-asian="normal" style:font-weight-complex="normal"/>
    </style:style>
    <style:style style:name="T3" style:family="text">
      <style:text-properties fo:font-weight="normal" officeooo:rsid="00241d14" style:font-weight-asian="normal" style:font-weight-complex="normal"/>
    </style:style>
    <style:style style:name="T4" style:family="text">
      <style:text-properties fo:font-weight="normal" officeooo:rsid="002abb05" style:font-weight-asian="normal" style:font-weight-complex="normal"/>
    </style:style>
    <style:style style:name="T5" style:family="text">
      <style:text-properties fo:font-weight="normal" officeooo:rsid="002b3202" style:font-weight-asian="normal" style:font-weight-complex="normal"/>
    </style:style>
    <style:style style:name="T6" style:family="text">
      <style:text-properties fo:font-weight="normal" officeooo:rsid="002c7192" style:font-weight-asian="normal" style:font-weight-complex="normal"/>
    </style:style>
    <style:style style:name="T7" style:family="text">
      <style:text-properties fo:font-weight="normal" officeooo:rsid="002e00eb" style:font-weight-asian="normal" style:font-weight-complex="normal"/>
    </style:style>
    <style:style style:name="T8" style:family="text">
      <style:text-properties fo:font-weight="normal" officeooo:rsid="0035f84b" style:font-weight-asian="normal" style:font-weight-complex="normal"/>
    </style:style>
    <style:style style:name="T9" style:family="text">
      <style:text-properties fo:font-weight="normal" officeooo:rsid="00355a12" style:font-weight-asian="normal" style:font-weight-complex="normal"/>
    </style:style>
    <style:style style:name="T10" style:family="text">
      <style:text-properties fo:font-weight="normal" officeooo:rsid="002f8c8e" style:font-weight-asian="normal" style:font-weight-complex="normal"/>
    </style:style>
    <style:style style:name="T11" style:family="text">
      <style:text-properties fo:font-weight="normal" officeooo:rsid="003072c4" style:font-weight-asian="normal" style:font-weight-complex="normal"/>
    </style:style>
    <style:style style:name="T12" style:family="text">
      <style:text-properties fo:font-weight="normal" officeooo:rsid="00333268" style:font-weight-asian="normal" style:font-weight-complex="normal"/>
    </style:style>
    <style:style style:name="T13" style:family="text">
      <style:text-properties fo:font-weight="normal" officeooo:rsid="0034b0e8" style:font-weight-asian="normal" style:font-weight-complex="normal"/>
    </style:style>
    <style:style style:name="T14" style:family="text">
      <style:text-properties fo:font-weight="bold" officeooo:rsid="001e324f" style:font-weight-asian="bold" style:font-weight-complex="bold"/>
    </style:style>
    <style:style style:name="T15" style:family="text">
      <style:text-properties fo:font-weight="bold" officeooo:rsid="0021dd89" style:font-weight-asian="bold" style:font-weight-complex="bold"/>
    </style:style>
    <style:style style:name="T16" style:family="text">
      <style:text-properties fo:font-weight="bold" officeooo:rsid="00222df4" style:font-weight-asian="bold" style:font-weight-complex="bold"/>
    </style:style>
    <style:style style:name="T17" style:family="text">
      <style:text-properties fo:font-weight="bold" officeooo:rsid="002ae598" style:font-weight-asian="bold" style:font-weight-complex="bold"/>
    </style:style>
    <style:style style:name="T18" style:family="text">
      <style:text-properties fo:font-weight="bold" officeooo:rsid="00218354" style:font-weight-asian="bold" style:font-weight-complex="bold"/>
    </style:style>
    <style:style style:name="T19" style:family="text">
      <style:text-properties officeooo:rsid="0024e86e"/>
    </style:style>
    <style:style style:name="T20" style:family="text">
      <style:text-properties officeooo:rsid="002a193e"/>
    </style:style>
    <style:style style:name="T21" style:family="text">
      <style:text-properties style:text-position="super 58%"/>
    </style:style>
    <style:style style:name="T22" style:family="text">
      <style:text-properties style:text-position="super 58%" fo:font-weight="normal" officeooo:rsid="002abb05" style:font-weight-asian="normal" style:font-weight-complex="normal"/>
    </style:style>
    <style:style style:name="T23" style:family="text">
      <style:text-properties officeooo:rsid="002abb05"/>
    </style:style>
    <style:style style:name="T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normal" officeooo:rsid="002abb05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035f84b" style:font-weight-asian="normal" style:font-weight-complex="normal"/>
    </style:style>
    <style:style style:name="T27" style:family="text">
      <style:text-properties style:text-position="0% 100%" fo:font-weight="normal" officeooo:rsid="002abb05" style:font-weight-asian="normal" style:font-weight-complex="normal"/>
    </style:style>
    <style:style style:name="T28" style:family="text">
      <style:text-properties officeooo:rsid="002ae598"/>
    </style:style>
    <style:style style:name="T29" style:family="text">
      <style:text-properties officeooo:rsid="002c7192"/>
    </style:style>
    <style:style style:name="T30" style:family="text">
      <style:text-properties officeooo:rsid="0031051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– <text:span text:style-name="T20">2</text:span></text:p>
      <text:p text:style-name="P2">DUE IN <text:span text:style-name="T30">4</text:span> WEEKS </text:p>
      <text:list text:style-name="L1">
        <text:list-header>
          <text:p text:style-name="P6"><text:span text:style-name="T2"/></text:p>
        </text:list-header>
        <text:list-item>
          <text:p text:style-name="P6"><text:span text:style-name="T3">W</text:span><text:span text:style-name="T2">rite a program that:</text:span></text:p>
          <text:list>
            <text:list-item>
              <text:p text:style-name="P8"><text:span text:style-name="T2">C</text:span><text:span text:style-name="T1">onstruct a 8x20 matrix (matrix </text:span>A<text:span text:style-name="T1">) containing random numbers from 0 to 100 using numpy.</text:span></text:p>
            </text:list-item>
            <text:list-item>
              <text:p text:style-name="P8"><text:span text:style-name="T1">Construct a 4x10 matrix (matrix </text:span>B<text:span text:style-name="T1"> ) containing all values “6” using numpy.</text:span></text:p>
            </text:list-item>
            <text:list-item>
              <text:p text:style-name="P8"><text:span text:style-name="T1">Concatenate matrix </text:span>B<text:span text:style-name="T1"> </text:span><text:span text:style-name="T5">(hstack or vstack) with itself , so that is becomes a 8x10 matrix.</text:span><text:span text:style-name="T1"> <text:s text:c="2"/></text:span></text:p>
            </text:list-item>
            <text:list-item>
              <text:p text:style-name="P9"><text:span text:style-name="T1">Multiply matrix </text:span>A<text:span text:style-name="T1"> by matrix </text:span>B<text:span text:style-name="T1"> </text:span><text:span text:style-name="T6">and name the resulting matrix as </text:span><text:span text:style-name="T29">C</text:span><text:span text:style-name="T1">. (Hint-1: you will have to take the transpose of the A before multiplying</text:span><text:span text:style-name="T6">)</text:span></text:p>
            </text:list-item>
            <text:list-item>
              <text:p text:style-name="P16">Construct a 20x10 matrix (matrix D) full of “1” . </text:p>
            </text:list-item>
            <text:list-item>
              <text:p text:style-name="P10"><text:span text:style-name="T1">Calculate </text:span><text:span text:style-name="T7">and print </text:span><text:span text:style-name="T1">RMSE value of D and C matrices.</text:span></text:p>
            </text:list-item>
          </text:list>
          <text:p text:style-name="P17"/>
        </text:list-item>
        <text:list-item>
          <text:p text:style-name="P13"><text:span text:style-name="T4">U</text:span><text:span text:style-name="T1">sing the weather data in “</text:span><text:a xlink:type="simple" xlink:href="https://www.kaggle.com/datasets/vonline9/weather-istanbul-data-20092019?select=Istanbul+Weather+Data.csv" text:style-name="Internet_20_link" text:visited-style-name="Visited_20_Internet_20_Link"><text:span text:style-name="T1">https://www.kaggle.com/datasets/vonline9/weather-istanbul-data-20092019?select=Istanbul+Weather+Data.csv</text:span></text:a><text:span text:style-name="T1">” </text:span><text:span text:style-name="T10">and u</text:span><text:span text:style-name="T1">sing matplotlib :</text:span></text:p>
          <text:list>
            <text:list-item>
              <text:p text:style-name="P13"><text:span text:style-name="T1"><text:s/></text:span><text:span text:style-name="T10">P</text:span><text:span text:style-name="T1">lot the maximum temperature and minimum temperature into the same plot. Put the </text:span></text:p>
              <text:list>
                <text:list-item>
                  <text:p text:style-name="P13"><text:span text:style-name="T1">legends </text:span><text:span text:style-name="T10">( max, min <text:s/>graph colors), </text:span></text:p>
                </text:list-item>
                <text:list-item>
                  <text:p text:style-name="P13"><text:span text:style-name="T10">labels ( X (time) and Y axis (temperature)) </text:span><text:span text:style-name="T1"><text:s/></text:span></text:p>
                </text:list-item>
                <text:list-item>
                  <text:p text:style-name="P18">title ( İstanbul 2009-2019 Max-Min temperature)</text:p>
                </text:list-item>
              </text:list>
            </text:list-item>
            <text:list-item>
              <text:p text:style-name="P18">Draw histogram of the maximum and minimum temperature values on the same plot. ( As shown in page 15 of “Data Visualization” presentation)</text:p>
            </text:list-item>
            <text:list-item>
              <text:p text:style-name="P14"><text:span text:style-name="T1">Draw a scatter plot as described below </text:span><text:span text:style-name="T11">(we are trying to visualize a relation between </text:span><text:span text:style-name="T12">temperature, humidity and rain)</text:span><text:span text:style-name="T1">:</text:span></text:p>
              <text:list>
                <text:list-item>
                  <text:p text:style-name="P14"><text:span text:style-name="T1">X values will be “</text:span><text:span text:style-name="T12">Max Temperature” values</text:span></text:p>
                </text:list-item>
                <text:list-item>
                  <text:p text:style-name="P19">Y values will be “Average Humidty” values</text:p>
                </text:list-item>
                <text:list-item>
                  <text:p text:style-name="P19">Color: <text:s/>(NOTE: You will have to rearrange the data and construct two separate list of data points rainy/non_rainy and use those two lists two draw the scatter points)</text:p>
                  <text:list>
                    <text:list-item>
                      <text:p text:style-name="P19">The data point will have “blue” color, if it rained that day</text:p>
                    </text:list-item>
                    <text:list-item>
                      <text:p text:style-name="P19">The data point will have “red” color, if it didn’t rain that day</text:p>
                    </text:list-item>
                  </text:list>
                  <text:p text:style-name="P7"><text:span text:style-name="T2"/></text:p>
                </text:list-item>
              </text:list>
            </text:list-item>
          </text:list>
        </text:list-item>
        <text:list-item>
          <text:p text:style-name="P7"><text:span text:style-name="T3">W</text:span><text:span text:style-name="T2">rite </text:span><text:span text:style-name="T13">two</text:span><text:span text:style-name="T12"> object oriented</text:span><text:span text:style-name="T2"> program</text:span><text:span text:style-name="T13">s</text:span><text:span text:style-name="T2"> that </text:span><text:span text:style-name="T13">( this exercise shows you object oriented programming alternatives) </text:span><text:span text:style-name="T2">:</text:span></text:p>
          <text:list>
            <text:list-item>
              <text:p text:style-name="P12"><text:span text:style-name="T24">First </text:span><text:span text:style-name="T26">alternative</text:span><text:span text:style-name="T24"> :</text:span><text:span text:style-name="T1"> We have an “Animal” class, that has “max_speed” property and “calculate_arrival_time” method that takes “distance” parameter and returns the time value by calculating distance/</text:span><text:span text:style-name="T8">self.</text:span><text:span text:style-name="T1">max_speed.</text:span></text:p>
              <text:p text:style-name="P12"><text:span text:style-name="T1">Use “Animal” </text:span><text:span text:style-name="T8">class</text:span><text:span text:style-name="T1"> and create cat, dog, bird </text:span><text:span text:style-name="T8">object</text:span><text:span text:style-name="T1"> instances of the animal class with their respective <text:s/>“max_speed” values ( </text:span><text:span text:style-name="T8">set the max_speed as </text:span><text:span text:style-name="T1">10 for cat, 20 for dog, 60 for bird). <text:s/>And call the “calculate_arrival_time” <text:s/></text:span><text:span text:style-name="T8">with “distance=100” </text:span><text:span text:style-name="T1">for each 3 objects </text:span><text:span text:style-name="T9">and print the results.</text:span></text:p>
            </text:list-item>
            <text:list-item>
              <text:p text:style-name="P12"><text:span text:style-name="T24">Second </text:span><text:span text:style-name="T26">alternative</text:span><text:span text:style-name="T24"> :</text:span><text:span text:style-name="T1"> We have an “Animal” class, that has “calculate_arrival_time” method that returns </text:span><text:span text:style-name="T9">always 0. </text:span><text:span text:style-name="T8">Also define 3 more classes Cat/Dog/Bird extending from “Animal” class that overrides </text:span><text:span text:style-name="T1">“calculate_arrival_time” </text:span><text:span text:style-name="T8">that takes distance as parameter and returns distance/self.MAX_SPEED. This time MAX_SPEED value of the class is a constant value according to it’s respective class (Dog class’s MAX_SPEED is set <text:s/>to 20 in class definition).</text:span></text:p>
              <text:p text:style-name="P12"><text:span text:style-name="T6">Use </text:span><text:span text:style-name="T8">Cat/Dog/Bird classes to create</text:span><text:span text:style-name="T6"> cat/dog/bird </text:span><text:span text:style-name="T8">object </text:span><text:span text:style-name="T6">instances. </text:span><text:span text:style-name="T8">This time we won’t set the</text:span><text:span text:style-name="T6"> “max_speed” values </text:span><text:span text:style-name="T8">because they are already set within the class definition. C</text:span><text:span text:style-name="T6">all the “calculate_arrival_time” <text:s/></text:span><text:span text:style-name="T8">with “distance=100” </text:span><text:span text:style-name="T6">for each 3 objects </text:span><text:span text:style-name="T9">and print the results.</text:span></text:p>
            </text:list-item>
          </text:list>
          <text:p text:style-name="P6"><text:span text:style-name="T2"/></text:p>
          <text:p text:style-name="P15"><text:span text:style-name="T1"/></text:p>
        </text:list-item>
      </text:list>
      <text:p text:style-name="P4"><text:span text:style-name="T14">You will upload </text:span><text:span text:style-name="T15">a zip </text:span><text:span text:style-name="T16">or tar </text:span><text:span text:style-name="T15">file containing </text:span><text:span text:style-name="T14">the following artifacts <text:s/>:</text:span></text:p>
      <text:list text:style-name="L2">
        <text:list-item>
          <text:p text:style-name="P11"><text:span text:style-name="T28">One PDF file that contains demonstration asked in the first question</text:span>.</text:p>
        </text:list-item>
        <text:list-item>
          <text:p text:style-name="P20"><text:span text:style-name="T17">One python file containing the operations asked in the second question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701in" fo:page-height="11.6902in" style:num-format="1" style:print-orientation="portrait" fo:margin-top="0.1in" fo:margin-bottom="0.7874in" fo:margin-left="0.3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Resim 6" text:anchor-type="char" svg:x="0in" svg:y="-0.0008in" svg:width="1.7709in" svg:height="0.9583in" draw:z-index="0"><draw:image xlink:href="Pictures/1000000000000111000000AF3C0B1AC0.jpg" xlink:type="simple" xlink:show="embed" xlink:actuate="onLoad" draw:mime-type="image/jpeg"/><svg:desc>logo, grafik, grafik tasarım, tasarım içeren bir resim

Açıklama otomatik olarak oluşturuldu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22:27:21.216090052</meta:creation-date>
    <dc:date>2026-03-25T22:20:59.772121141</dc:date>
    <meta:editing-duration>PT1H39M16S</meta:editing-duration>
    <meta:editing-cycles>18</meta:editing-cycles>
    <meta:generator>LibreOffice/24.2.7.2$Linux_X86_64 LibreOffice_project/420$Build-2</meta:generator>
    <meta:document-statistic meta:table-count="0" meta:image-count="1" meta:object-count="0" meta:page-count="1" meta:paragraph-count="29" meta:word-count="502" meta:character-count="3106" meta:non-whitespace-character-count="2638"/>
  </office:meta>
</office:document-meta>
</file>